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color="#99ccff" draw:fill-gradient-name="Gradient_20_7" draw:textarea-horizontal-align="justify" draw:textarea-vertical-align="middle" draw:auto-grow-height="false"/>
    </style:style>
    <style:style style:name="gr2" style:family="graphic" style:parent-style-name="standard">
      <style:graphic-properties draw:fill="gradient" draw:fill-gradient-name="Gradient_20_7"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 draw:marker-end-width="0.3cm" draw:textarea-horizontal-align="center" draw:textarea-vertical-align="middle"/>
    </style:style>
    <style:style style:name="gr5" style:family="graphic" style:parent-style-name="standard">
      <style:graphic-properties draw:marker-start="" draw:marker-end="" draw:marker-end-width="0.3cm"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draw:stroke-dash="Fine_20_Dashed_20__28_var_29_"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color="#0000ff" draw:fill="none" draw:textarea-horizontal-align="justify"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6.279cm"/>
    </style:style>
    <style:style style:name="gr12" style:family="graphic" style:parent-style-name="standard">
      <style:graphic-properties svg:stroke-color="#ff0000"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5.484cm"/>
    </style:style>
    <style:style style:name="gr14" style:family="graphic" style:parent-style-name="standard">
      <style:graphic-properties draw:stroke="dash" draw:stroke-dash="Line_20_Style_20_1" draw:textarea-horizontal-align="center" draw:textarea-vertical-align="middle"/>
    </style:style>
    <style:style style:name="gr15" style:family="graphic" style:parent-style-name="standard">
      <style:graphic-properties draw:fill="gradient" draw:fill-gradient-name="Gradient_20_7" draw:textarea-horizontal-align="justify" draw:textarea-vertical-align="middle" draw:auto-grow-height="false"/>
    </style:style>
    <style:style style:name="gr16" style:family="graphic" style:parent-style-name="standard">
      <style:graphic-properties draw:stroke="dash" draw:stroke-dash="Ultrafine_20_Dashed" draw:marker-end="Arrow" draw:marker-end-width="0.2cm" draw:textarea-horizontal-align="center" draw:textarea-vertical-align="middle"/>
    </style:style>
    <style:style style:name="gr17" style:family="graphic" style:parent-style-name="standard">
      <style:graphic-properties draw:fill="gradient" draw:fill-gradient-name="Gradient_20_7" draw:textarea-horizontal-align="justify" draw:textarea-vertical-align="middle" draw:auto-grow-height="false" fo:padding-top="0.23cm"/>
    </style:style>
    <style:style style:name="gr18" style:family="graphic" style:parent-style-name="standard">
      <style:graphic-properties draw:fill="gradient" draw:fill-gradient-name="Gradient_20_7" draw:textarea-horizontal-align="justify" draw:textarea-vertical-align="middle" draw:auto-grow-height="false" fo:padding-top="0.18cm"/>
    </style:style>
    <style:style style:name="gr19" style:family="graphic" style:parent-style-name="standard">
      <style:graphic-properties draw:stroke="dash" draw:stroke-dash="Line_20_Style_20_1" svg:stroke-color="#000000" draw:textarea-horizontal-align="center" draw:textarea-vertical-align="middle"/>
    </style:style>
    <style:style style:name="gr20" style:family="graphic" style:parent-style-name="standard">
      <style:graphic-properties draw:stroke="dash" draw:stroke-dash="Line_20_Style_20_1" svg:stroke-width="0cm" svg:stroke-color="#000000" draw:marker-start-width="0.3cm" draw:marker-end-width="0.3cm" draw:textarea-horizontal-align="center" draw:textarea-vertical-align="middle" fo:padding-top="0.125cm" fo:padding-bottom="0.125cm" fo:padding-left="0.25cm" fo:padding-right="0.25cm"/>
    </style:style>
    <style:style style:name="gr21" style:family="graphic" style:parent-style-name="standard">
      <style:graphic-properties draw:marker-end="Arrow" draw:marker-end-width="0.2cm" draw:textarea-horizontal-align="center" draw:textarea-vertical-align="middle"/>
    </style:style>
    <style:style style:name="gr22" style:family="graphic" style:parent-style-name="standard">
      <style:graphic-properties draw:fill="gradient" draw:fill-gradient-name="Gradient_20_7"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1pt" style:font-size-asian="11pt" style:font-size-complex="11pt"/>
    </style:style>
    <style:style style:name="P4" style:family="paragraph">
      <style:paragraph-properties fo:text-align="center"/>
      <style:text-properties fo:font-size="10pt" style:font-size-asian="10pt" style:font-size-complex="10pt"/>
    </style:style>
    <style:style style:name="P5" style:family="paragraph">
      <style:text-properties fo:color="#0000ff" fo:font-size="12pt" style:font-size-asian="12pt" style:font-size-complex="12pt"/>
    </style:style>
    <style:style style:name="P6" style:family="paragraph">
      <style:text-properties fo:color="#ff0000" fo:font-size="12pt" style:font-size-asian="12pt" style:font-size-complex="12pt"/>
    </style:style>
    <style:style style:name="P7" style:family="paragraph">
      <style:text-properties fo:font-size="8pt" style:font-size-asian="8pt" style:font-size-complex="8pt"/>
    </style:style>
    <style:style style:name="P8" style:family="paragraph">
      <style:text-properties style:use-window-font-color="true"/>
    </style:style>
    <style:style style:name="P9" style:family="paragraph">
      <style:paragraph-properties fo:text-align="center"/>
      <style:text-properties style:use-window-font-color="true"/>
    </style:style>
    <style:style style:name="P10" style:family="paragraph">
      <style:text-properties style:use-window-font-color="true" fo:font-size="12pt" style:font-size-asian="12pt" style:font-size-complex="12pt"/>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0pt" style:font-size-asian="10pt" style:font-size-complex="10pt"/>
    </style:style>
    <style:style style:name="T4" style:family="text">
      <style:text-properties fo:color="#0000ff" fo:font-size="12pt" style:font-size-asian="12pt" style:font-size-complex="12pt"/>
    </style:style>
    <style:style style:name="T5" style:family="text">
      <style:text-properties fo:color="#ff0000" fo:font-size="12pt" style:font-size-asian="12pt" style:font-size-complex="12pt"/>
    </style:style>
    <style:style style:name="T6" style:family="text">
      <style:text-properties fo:font-size="8pt" style:font-size-asian="8pt" style:font-size-complex="8pt"/>
    </style:style>
    <style:style style:name="T7" style:family="text">
      <style:text-properties style:use-window-font-color="tru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2cm" svg:height="2cm" svg:x="2.1cm" svg:y="1.9cm">
          <text:p text:style-name="P1"><text:span text:style-name="T1">Clien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id="id3" draw:layer="layout" svg:width="2cm" svg:height="2cm" svg:x="2.1cm" svg:y="6.8cm">
          <text:p text:style-name="P1"><text:span text:style-name="T1">Client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2" draw:layer="layout" svg:width="4.005cm" svg:height="1.26cm" draw:transform="rotate (-1.5662584707406) translate (6.71cm 3.299cm)">
          <draw:glue-point draw:id="4" svg:x="5.007cm" svg:y="-3.251cm"/>
          <draw:glue-point draw:id="5" svg:x="5.007cm" svg:y="2.981cm"/>
          <draw:glue-point draw:id="6" svg:x="-4.608cm" svg:y="-3.251cm"/>
          <draw:glue-point draw:id="7" svg:x="-4.608cm" svg:y="2.981cm"/>
          <text:p text:style-name="P1">Server</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4.1cm" svg:y1="2.9cm" svg:x2="5.501cm" svg:y2="4.001cm" draw:start-shape="id1" draw:end-shape="id2" draw:end-glue-point="6" svg:d="m4100 2900 1401 1101">
          <text:p/>
        </draw:connector>
        <draw:connector draw:style-name="gr4" draw:text-style-name="P1" draw:layer="layout" draw:type="line" svg:x1="4.1cm" svg:y1="7.799cm" svg:x2="5.501cm" svg:y2="6.499cm" draw:start-shape="id3" draw:start-glue-point="10" draw:end-shape="id2" draw:end-glue-point="7" svg:d="m4100 7799 1401-1300">
          <text:p/>
        </draw:connector>
        <draw:custom-shape draw:style-name="gr1" draw:text-style-name="P2" draw:id="id4" draw:layer="layout" svg:width="2cm" svg:height="2cm" svg:x="8.101cm" svg:y="1.8cm">
          <text:p text:style-name="P1"><text:span text:style-name="T1">Client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id="id5" draw:layer="layout" svg:width="2cm" svg:height="2cm" svg:x="8.101cm" svg:y="6.8cm">
          <draw:glue-point draw:id="12" svg:x="-5.005cm" svg:y="-1.5cm"/>
          <text:p text:style-name="P1"><text:span text:style-name="T1">Client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8.101cm" svg:y1="2.799cm" svg:x2="6.728cm" svg:y2="4.001cm" draw:start-shape="id4" draw:start-glue-point="6" draw:end-shape="id2" draw:end-glue-point="4" svg:d="m8101 2799-1373 1202">
          <text:p/>
        </draw:connector>
        <draw:connector draw:style-name="gr4" draw:text-style-name="P1" draw:layer="layout" draw:type="line" svg:x1="8.101cm" svg:y1="7.799cm" svg:x2="6.728cm" svg:y2="6.499cm" draw:start-shape="id5" draw:start-glue-point="6" draw:end-shape="id2" draw:end-glue-point="5" svg:d="m8101 7799-1373-1300">
          <text:p/>
        </draw:connector>
        <draw:custom-shape draw:style-name="gr1" draw:text-style-name="P2" draw:id="id8" draw:layer="layout" svg:width="2cm" svg:height="2cm" svg:x="14.6cm" svg:y="1.8cm">
          <text:p text:style-name="P1"><text:span text:style-name="T1">Pe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id="id6" draw:layer="layout" svg:width="2cm" svg:height="2cm" svg:x="17.4cm" svg:y="4.3cm">
          <text:p text:style-name="P1"><text:span text:style-name="T1">Pe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id="id9" draw:layer="layout" svg:width="2cm" svg:height="2cm" svg:x="14.6cm" svg:y="6.8cm">
          <text:p text:style-name="P1"><text:span text:style-name="T1">Peer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id="id7" draw:layer="layout" svg:width="2cm" svg:height="2cm" svg:x="11.4cm" svg:y="4.3cm">
          <text:p text:style-name="P1"><text:span text:style-name="T1">Peer 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17.4cm" svg:y1="5.299cm" svg:x2="13.4cm" svg:y2="5.299cm" draw:start-shape="id6" draw:start-glue-point="6" draw:end-shape="id7" draw:end-glue-point="10" svg:d="m17400 5299h-4000">
          <text:p/>
        </draw:connector>
        <draw:connector draw:style-name="gr6" draw:text-style-name="P1" draw:layer="layout" draw:type="line" svg:x1="17.692cm" svg:y1="4.592cm" svg:x2="16.306cm" svg:y2="3.506cm" draw:start-shape="id6" draw:start-glue-point="5" draw:end-shape="id8" draw:end-glue-point="9" svg:d="m17692 4592-1386-1086">
          <text:p/>
        </draw:connector>
        <draw:connector draw:style-name="gr7" draw:text-style-name="P1" draw:layer="layout" draw:type="line" svg:x1="14.892cm" svg:y1="7.092cm" svg:x2="13.106cm" svg:y2="6.006cm" draw:start-shape="id9" draw:start-glue-point="5" draw:end-shape="id7" draw:end-glue-point="9" svg:d="m14892 7092-1786-1086">
          <text:p/>
        </draw:connector>
        <draw:line draw:style-name="gr6" draw:text-style-name="P1" draw:layer="layout" svg:x1="12.4cm" svg:y1="9.2cm" svg:x2="13.9cm" svg:y2="9.2cm">
          <text:p/>
        </draw:line>
        <draw:frame draw:style-name="gr8" draw:text-style-name="P3" draw:layer="layout" svg:width="3.737cm" svg:height="0.7cm" svg:x="13.885cm" svg:y="8.9cm">
          <draw:text-box>
            <text:p><text:span text:style-name="T2">direkte Verbindung</text:span></text:p>
          </draw:text-box>
        </draw:frame>
        <draw:line draw:style-name="gr6" draw:text-style-name="P1" draw:layer="layout" svg:x1="3.6cm" svg:y1="9.1cm" svg:x2="5.1cm" svg:y2="9.1cm">
          <text:p/>
        </draw:line>
        <draw:frame draw:style-name="gr8" draw:text-style-name="P3" draw:layer="layout" svg:width="3.737cm" svg:height="0.7cm" svg:x="5.085cm" svg:y="8.8cm">
          <draw:text-box>
            <text:p><text:span text:style-name="T2">direkte Verbindung</text:span></text:p>
          </draw:text-box>
        </draw:frame>
        <draw:connector draw:style-name="gr6" draw:text-style-name="P1" draw:layer="layout" draw:type="line" svg:x1="16.306cm" svg:y1="7.092cm" svg:x2="17.692cm" svg:y2="6.006cm" draw:start-shape="id9" draw:start-glue-point="11" draw:end-shape="id6" draw:end-glue-point="7" svg:d="m16306 7092 1386-1086">
          <text:p/>
        </draw:connector>
      </draw:page>
      <draw:page draw:name="page2" draw:style-name="dp1" draw:master-page-name="Default">
        <draw:custom-shape draw:style-name="gr9" draw:text-style-name="P1" draw:layer="layout" svg:width="4.5cm" svg:height="4.5cm" svg:x="6.5cm" svg:y="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4" draw:id="id10" draw:layer="layout" svg:width="0.5cm" svg:height="0.5cm" svg:x="8.4cm" svg:y="2.7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cm" svg:height="0.5cm" svg:x="8.5cm" svg:y="7.2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cm" svg:height="0.5cm" svg:x="6.3cm" svg:y="4.9cm">
          <text:p text:style-name="P1"><text:span text:style-name="T3">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2" draw:layer="layout" svg:width="0.5cm" svg:height="0.5cm" svg:x="6.9cm" svg:y="3.4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cm" svg:height="0.5cm" svg:x="10.7cm" svg:y="4.9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5cm" svg:height="0.5cm" svg:x="6.8cm" svg:y="6.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1" draw:layer="layout" svg:width="0.5cm" svg:height="0.5cm" svg:x="10.2cm" svg:y="6.5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9cm" svg:y1="3.7cm" svg:x2="10.9cm" svg:y2="4.2cm">
          <text:p/>
        </draw:line>
        <draw:frame draw:style-name="gr11" draw:text-style-name="P5" draw:layer="layout" svg:width="6.779cm" svg:height="1.225cm" svg:x="11.8cm" svg:y="3.3cm">
          <draw:text-box>
            <text:p><text:span text:style-name="T4">physikalische Netzwerktopologie</text:span></text:p>
            <text:p text:style-name="P1"><text:span text:style-name="T4">(Underlay)</text:span></text:p>
          </draw:text-box>
        </draw:frame>
        <draw:connector draw:style-name="gr12" draw:text-style-name="P1" draw:layer="layout" draw:type="curve" svg:x1="8.649cm" svg:y1="3.2cm" svg:x2="10.2cm" svg:y2="6.749cm" draw:start-shape="id10" draw:start-glue-point="8" draw:end-shape="id11" draw:end-glue-point="6" svg:d="m8649 3200c0 2366 517 3549 1551 3549">
          <text:p/>
        </draw:connector>
        <draw:connector draw:style-name="gr12" draw:text-style-name="P1" draw:layer="layout" draw:type="curve" svg:x1="8.649cm" svg:y1="3.2cm" svg:x2="7.4cm" svg:y2="3.649cm" draw:start-shape="id10" draw:start-glue-point="8" draw:end-shape="id12" draw:end-glue-point="10" svg:d="m8649 3200c0 300-416 449-1249 449">
          <text:p/>
        </draw:connector>
        <draw:custom-shape draw:style-name="gr2" draw:text-style-name="P1" draw:id="id13" draw:layer="layout" svg:width="0.5cm" svg:height="0.5cm" svg:x="10.2cm" svg:y="3.5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svg:x1="8.649cm" svg:y1="3.2cm" svg:x2="10.2cm" svg:y2="3.749cm" draw:start-shape="id10" draw:start-glue-point="8" draw:end-shape="id13" draw:end-glue-point="6" svg:d="m8649 3200c0 366 517 549 1551 549">
          <text:p/>
        </draw:connector>
        <draw:line draw:style-name="gr10" draw:text-style-name="P1" draw:layer="layout" svg:x1="12cm" svg:y1="6.5cm" svg:x2="9cm" svg:y2="4.5cm">
          <text:p/>
        </draw:line>
        <draw:frame draw:style-name="gr13" draw:text-style-name="P6" draw:layer="layout" svg:width="5.984cm" svg:height="1.712cm" svg:x="11.901cm" svg:y="6.101cm">
          <draw:text-box>
            <text:p><text:span text:style-name="T5">getrennte Adressierung und </text:span></text:p>
            <text:p text:style-name="P1"><text:span text:style-name="T5">Routing-Verfahren</text:span></text:p>
            <text:p text:style-name="P1"><text:span text:style-name="T5">(Overlay)</text:span></text:p>
          </draw:text-box>
        </draw:frame>
        <draw:custom-shape draw:style-name="gr2" draw:text-style-name="P1" draw:id="id14" draw:layer="layout" svg:width="0.5cm" svg:height="0.5cm" svg:x="5.1cm" svg:y="17.3cm">
          <text:p text:style-name="P1"><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5" draw:layer="layout" svg:width="0.5cm" svg:height="0.5cm" svg:x="6.2cm" svg:y="16.2cm">
          <text:p text:style-name="P1"><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7" draw:layer="layout" svg:width="0.5cm" svg:height="0.5cm" svg:x="6.2cm" svg:y="18.4cm">
          <text:p text:style-name="P1"><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6" draw:layer="layout" svg:width="0.5cm" svg:height="0.5cm" svg:x="7.3cm" svg:y="17.3cm">
          <text:p text:style-name="P1"><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5.526cm" svg:y1="17.372cm" svg:x2="6.272cm" svg:y2="16.626cm" draw:start-shape="id14" draw:start-glue-point="11" draw:end-shape="id15" draw:end-glue-point="7" svg:d="m5526 17372 746-746">
          <text:p/>
        </draw:connector>
        <draw:connector draw:style-name="gr6" draw:text-style-name="P1" draw:layer="layout" draw:type="line" svg:x1="6.626cm" svg:y1="16.626cm" svg:x2="7.372cm" svg:y2="17.372cm" draw:start-shape="id15" draw:start-glue-point="9" draw:end-shape="id16" draw:end-glue-point="5" svg:d="m6626 16626 746 746">
          <text:p/>
        </draw:connector>
        <draw:connector draw:style-name="gr6" draw:text-style-name="P1" draw:layer="layout" draw:type="line" svg:x1="5.526cm" svg:y1="17.726cm" svg:x2="6.272cm" svg:y2="18.472cm" draw:start-shape="id14" draw:start-glue-point="9" draw:end-shape="id17" draw:end-glue-point="5" svg:d="m5526 17726 746 746">
          <text:p/>
        </draw:connector>
        <draw:connector draw:style-name="gr6" draw:text-style-name="P1" draw:layer="layout" draw:type="line" svg:x1="7.372cm" svg:y1="17.726cm" svg:x2="6.626cm" svg:y2="18.472cm" draw:start-shape="id16" draw:start-glue-point="7" draw:end-shape="id17" draw:end-glue-point="11" svg:d="m7372 17726-746 746">
          <text:p/>
        </draw:connector>
        <draw:connector draw:style-name="gr6" draw:text-style-name="P1" draw:layer="layout" draw:type="line" svg:x1="6.449cm" svg:y1="16.7cm" svg:x2="6.449cm" svg:y2="18.4cm" draw:start-shape="id15" draw:start-glue-point="8" draw:end-shape="id17" draw:end-glue-point="4" svg:d="m6449 16700v1700">
          <text:p/>
        </draw:connector>
        <draw:connector draw:style-name="gr6" draw:text-style-name="P1" draw:layer="layout" draw:type="line" svg:x1="7.3cm" svg:y1="17.549cm" svg:x2="5.6cm" svg:y2="17.549cm" draw:start-shape="id16" draw:start-glue-point="6" draw:end-shape="id14" draw:end-glue-point="10" svg:d="m7300 17549h-1700">
          <text:p/>
        </draw:connector>
        <draw:custom-shape draw:style-name="gr2" draw:text-style-name="P1" draw:id="id18" draw:layer="layout" svg:width="0.5cm" svg:height="0.5cm" svg:x="13.3cm" svg:y="17.3cm">
          <text:p text:style-name="P1"><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9" draw:layer="layout" svg:width="0.5cm" svg:height="0.5cm" svg:x="14.4cm" svg:y="16.2cm">
          <text:p text:style-name="P1"><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21" draw:layer="layout" svg:width="0.5cm" svg:height="0.5cm" svg:x="14.4cm" svg:y="18.4cm">
          <text:p text:style-name="P1"><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20" draw:layer="layout" svg:width="0.5cm" svg:height="0.5cm" svg:x="15.5cm" svg:y="17.3cm">
          <text:p text:style-name="P1"><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13.726cm" svg:y1="17.372cm" svg:x2="14.472cm" svg:y2="16.626cm" draw:start-shape="id18" draw:start-glue-point="11" draw:end-shape="id19" draw:end-glue-point="7" svg:d="m13726 17372 746-746">
          <text:p/>
        </draw:connector>
        <draw:connector draw:style-name="gr6" draw:text-style-name="P1" draw:layer="layout" draw:type="line" svg:x1="14.826cm" svg:y1="16.626cm" svg:x2="15.572cm" svg:y2="17.372cm" draw:start-shape="id19" draw:start-glue-point="9" draw:end-shape="id20" draw:end-glue-point="5" svg:d="m14826 16626 746 746">
          <text:p/>
        </draw:connector>
        <draw:connector draw:style-name="gr6" draw:text-style-name="P1" draw:layer="layout" draw:type="line" svg:x1="15.572cm" svg:y1="17.726cm" svg:x2="14.826cm" svg:y2="18.472cm" draw:start-shape="id20" draw:start-glue-point="7" draw:end-shape="id21" draw:end-glue-point="11" svg:d="m15572 17726-746 746">
          <text:p/>
        </draw:connector>
        <draw:line draw:style-name="gr6" draw:text-style-name="P1" draw:layer="layout" svg:x1="5cm" svg:y1="19.3cm" svg:x2="5.5cm" svg:y2="19.3cm">
          <text:p/>
        </draw:line>
        <draw:frame draw:style-name="gr8" draw:text-style-name="P7" draw:layer="layout" svg:width="2.853cm" svg:height="0.577cm" svg:x="5.285cm" svg:y="19cm">
          <draw:text-box>
            <text:p><text:span text:style-name="T6">direkte Verbindung</text:span></text:p>
          </draw:text-box>
        </draw:frame>
        <draw:line draw:style-name="gr6" draw:text-style-name="P1" draw:layer="layout" svg:x1="13.2cm" svg:y1="19.301cm" svg:x2="13.7cm" svg:y2="19.301cm">
          <text:p/>
        </draw:line>
        <draw:frame draw:style-name="gr8" draw:text-style-name="P7" draw:layer="layout" svg:width="2.853cm" svg:height="0.577cm" svg:x="13.485cm" svg:y="19.001cm">
          <draw:text-box>
            <text:p><text:span text:style-name="T6">direkte Verbindung</text:span></text:p>
          </draw:text-box>
        </draw:frame>
        <draw:connector draw:style-name="gr14" draw:text-style-name="P1" draw:layer="layout" draw:type="line" svg:x1="13.8cm" svg:y1="17.549cm" svg:x2="15.5cm" svg:y2="17.549cm" draw:start-shape="id18" draw:start-glue-point="10" draw:end-shape="id20" draw:end-glue-point="6" svg:d="m13800 17549h1700">
          <text:p/>
        </draw:connector>
        <draw:connector draw:style-name="gr14" draw:text-style-name="P1" draw:layer="layout" draw:type="line" svg:x1="13.726cm" svg:y1="17.726cm" svg:x2="14.472cm" svg:y2="18.472cm" draw:start-shape="id18" draw:start-glue-point="9" draw:end-shape="id21" draw:end-glue-point="5" svg:d="m13726 17726 746 746">
          <text:p/>
        </draw:connector>
        <draw:connector draw:style-name="gr14" draw:text-style-name="P1" draw:layer="layout" draw:type="line" svg:x1="14.649cm" svg:y1="16.7cm" svg:x2="14.649cm" svg:y2="18.4cm" draw:start-shape="id19" draw:start-glue-point="8" draw:end-shape="id21" draw:end-glue-point="4" svg:d="m14649 16700v1700">
          <text:p/>
        </draw:connector>
        <draw:line draw:style-name="gr14" draw:text-style-name="P1" draw:layer="layout" svg:x1="13.2cm" svg:y1="19.702cm" svg:x2="13.7cm" svg:y2="19.702cm">
          <text:p/>
        </draw:line>
        <draw:frame draw:style-name="gr8" draw:text-style-name="P7" draw:layer="layout" svg:width="3.073cm" svg:height="0.577cm" svg:x="13.485cm" svg:y="19.402cm">
          <draw:text-box>
            <text:p><text:span text:style-name="T6">indirekte Verbindung</text:span></text:p>
          </draw:text-box>
        </draw:frame>
      </draw:page>
      <draw:page draw:name="page3" draw:style-name="dp1" draw:master-page-name="Default">
        <draw:custom-shape draw:style-name="gr15" draw:text-style-name="P1" draw:layer="layout" svg:width="11.1cm" svg:height="2cm" svg:x="4.5cm" svg:y="6.2cm">
          <text:p/>
          <draw:enhanced-geometry svg:viewBox="0 0 21600 21600" draw:glue-points="?f6 0 10800 ?f8 ?f11 10800 ?f9 21600 10800 ?f10 ?f5 10800" draw:text-areas="?f3 ?f3 ?f4 ?f4" draw:mirror-horizontal="false" draw:mirror-vertical="false" draw:type="parallelogram" draw:modifiers="6568.92171876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1" draw:layer="layout" svg:width="13.7cm" svg:height="2cm" svg:x="3.5cm" svg:y="9.5cm">
          <text:p/>
          <draw:enhanced-geometry svg:viewBox="0 0 21600 21600" draw:glue-points="?f6 0 10800 ?f8 ?f11 10800 ?f9 21600 10800 ?f10 ?f5 10800" draw:text-areas="?f3 ?f3 ?f4 ?f4" draw:type="parallelogram" draw:modifiers="5260.8714692358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16" draw:text-style-name="P1" draw:layer="layout" draw:type="line" svg:x1="8.449cm" svg:y1="10cm" svg:x2="8.45cm" svg:y2="7.401cm" draw:start-shape="id22" draw:start-glue-point="5" draw:end-shape="id23" draw:end-glue-point="8" svg:d="m8449 10000 1-2599">
          <text:p/>
        </draw:connector>
        <draw:connector draw:style-name="gr16" draw:text-style-name="P1" draw:layer="layout" draw:type="line" svg:x1="9.749cm" svg:y1="9.362cm" svg:x2="9.749cm" svg:y2="6.75cm" draw:start-shape="id24" draw:start-glue-point="4" draw:end-shape="id25" draw:end-glue-point="8" svg:d="m9749 9362v-2612">
          <text:p/>
        </draw:connector>
        <draw:custom-shape draw:style-name="gr2" draw:text-style-name="P4" draw:id="id30" draw:layer="layout" svg:width="0.5cm" svg:height="0.5cm" svg:x="12.8cm" svg:y="6.25cm">
          <text:p text:style-name="P1"><text:span text:style-name="T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23" draw:layer="layout" svg:width="0.5cm" svg:height="0.5cm" svg:x="8.201cm" svg:y="6.901cm">
          <text:p text:style-name="P1"><text:span text:style-name="T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33" draw:layer="layout" svg:width="0.5cm" svg:height="0.5cm" svg:x="6.901cm" svg:y="7.601cm">
          <text:p text:style-name="P1"><text:span text:style-name="T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25" draw:layer="layout" svg:width="0.5cm" svg:height="0.5cm" svg:x="9.5cm" svg:y="6.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31" draw:layer="layout" svg:width="0.5cm" svg:height="0.5cm" svg:x="11.501cm" svg:y="6.901cm">
          <text:p text:style-name="P1"><text:span text:style-name="T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id="id32" draw:layer="layout" svg:width="0.5cm" svg:height="0.5cm" svg:x="10.101cm" svg:y="7.601cm">
          <text:p text:style-name="P1"><text:span text:style-name="T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4" draw:id="id22" draw:layer="layout" svg:width="1.3cm" svg:height="0.6cm" svg:x="7.8cm" svg:y="10cm">
          <text:p text:style-name="P1"><text:span text:style-name="T3">Host 5</text:span></text:p>
          <draw:enhanced-geometry svg:viewBox="0 0 88 21600" draw:glue-points="44 ?f6 44 0 0 10800 44 21600 88 10800" draw:text-areas="0 ?f6 88 ?f3" draw:type="can" draw:modifiers="5863.473053892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4" draw:id="id26" draw:layer="layout" svg:width="1.3cm" svg:height="0.6cm" svg:x="13.1cm" svg:y="10.46cm">
          <text:p text:style-name="P1"><text:span text:style-name="T3">Router</text:span></text:p>
          <draw:enhanced-geometry svg:viewBox="0 0 21600 21600" draw:glue-points="?f7 0 ?f6 ?f1 0 ?f10 ?f6 21600 ?f4 ?f10 21600 ?f9" draw:path-stretchpoint-x="10800" draw:path-stretchpoint-y="10800" draw:text-areas="0 ?f1 ?f4 ?f12" draw:type="cube" draw:modifiers="2875.207986688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4" draw:id="id24" draw:layer="layout" svg:width="1.3cm" svg:height="0.6cm" svg:x="9.1cm" svg:y="9.2cm">
          <text:p text:style-name="P1"><text:span text:style-name="T3">Host 6</text:span></text:p>
          <draw:enhanced-geometry svg:viewBox="0 0 88 21600" draw:glue-points="44 ?f6 44 0 0 10800 44 21600 88 10800" draw:text-areas="0 ?f6 88 ?f3" draw:type="can" draw:modifiers="5863.473053892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4" draw:id="id34" draw:layer="layout" svg:width="1.3cm" svg:height="0.6cm" svg:x="6.5cm" svg:y="10.8cm">
          <text:p text:style-name="P1"><text:span text:style-name="T3">Host 4</text:span></text:p>
          <draw:enhanced-geometry svg:viewBox="0 0 88 21600" draw:glue-points="44 ?f6 44 0 0 10800 44 21600 88 10800" draw:text-areas="0 ?f6 88 ?f3" draw:type="can" draw:modifiers="5863.473053892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4" draw:id="id28" draw:layer="layout" svg:width="1.3cm" svg:height="0.6cm" svg:x="11.1cm" svg:y="10cm">
          <text:p text:style-name="P1"><text:span text:style-name="T3">Host 2</text:span></text:p>
          <draw:enhanced-geometry svg:viewBox="0 0 88 21600" draw:glue-points="44 ?f6 44 0 0 10800 44 21600 88 10800" draw:text-areas="0 ?f6 88 ?f3" draw:type="can" draw:modifiers="5863.473053892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4" draw:id="id27" draw:layer="layout" svg:width="1.3cm" svg:height="0.6cm" svg:x="12.4cm" svg:y="9.2cm">
          <text:p text:style-name="P1"><text:span text:style-name="T3">Host 1</text:span></text:p>
          <draw:enhanced-geometry svg:viewBox="0 0 88 21600" draw:glue-points="44 ?f6 44 0 0 10800 44 21600 88 10800" draw:text-areas="0 ?f6 88 ?f3" draw:type="can" draw:modifiers="5863.473053892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4" draw:id="id29" draw:layer="layout" svg:width="1.3cm" svg:height="0.6cm" svg:x="9.7cm" svg:y="10.8cm">
          <text:p text:style-name="P1"><text:span text:style-name="T3">Host 3</text:span></text:p>
          <draw:enhanced-geometry svg:viewBox="0 0 88 21600" draw:glue-points="44 ?f6 44 0 0 10800 44 21600 88 10800" draw:text-areas="0 ?f6 88 ?f3" draw:type="can" draw:modifiers="5863.473053892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 draw:layer="layout" draw:type="line" svg:x1="13.1cm" svg:y1="10.799cm" svg:x2="13.7cm" svg:y2="9.499cm" draw:start-shape="id26" draw:start-glue-point="6" draw:end-shape="id27" draw:end-glue-point="8" svg:d="m13100 10799 600-1300">
          <text:p/>
        </draw:connector>
        <draw:connector draw:style-name="gr19" draw:text-style-name="P1" draw:layer="layout" draw:type="line" svg:x1="12.4cm" svg:y1="10.299cm" svg:x2="13.1cm" svg:y2="10.799cm" draw:start-shape="id28" draw:start-glue-point="8" draw:end-shape="id26" draw:end-glue-point="6" svg:d="m12400 10299 700 500">
          <text:p/>
        </draw:connector>
        <draw:connector draw:style-name="gr19" draw:text-style-name="P1" draw:layer="layout" draw:type="line" svg:x1="11cm" svg:y1="11.099cm" svg:x2="13.1cm" svg:y2="10.799cm" draw:start-shape="id29" draw:start-glue-point="8" draw:end-shape="id26" draw:end-glue-point="6" svg:d="m11000 11099 2100-300">
          <text:p/>
        </draw:connector>
        <draw:connector draw:style-name="gr14" draw:text-style-name="P1" draw:layer="layout" draw:type="line" svg:x1="10cm" svg:y1="6.499cm" svg:x2="12.8cm" svg:y2="6.499cm" draw:start-shape="id25" draw:start-glue-point="10" draw:end-shape="id30" draw:end-glue-point="6" svg:d="m10000 6499h2800">
          <text:p/>
        </draw:connector>
        <draw:connector draw:style-name="gr20" draw:text-style-name="P1" draw:layer="layout" draw:type="line" svg:x1="12.872cm" svg:y1="6.676cm" svg:x2="12.001cm" svg:y2="7.15cm" draw:start-shape="id30" draw:start-glue-point="7" draw:end-shape="id31" draw:end-glue-point="10" svg:d="m12872 6676-871 474">
          <text:p/>
        </draw:connector>
        <draw:connector draw:style-name="gr20" draw:text-style-name="P1" draw:layer="layout" draw:type="line" svg:x1="11.573cm" svg:y1="7.327cm" svg:x2="10.601cm" svg:y2="7.85cm" draw:start-shape="id31" draw:start-glue-point="7" draw:end-shape="id32" draw:end-glue-point="10" svg:d="m11573 7327-972 523">
          <text:p/>
        </draw:connector>
        <draw:connector draw:style-name="gr14" draw:text-style-name="P1" draw:layer="layout" draw:type="line" svg:x1="10.101cm" svg:y1="7.85cm" svg:x2="7.401cm" svg:y2="7.85cm" draw:start-shape="id32" draw:start-glue-point="6" draw:end-shape="id33" draw:end-glue-point="10" svg:d="m10101 7850h-2700">
          <text:p/>
        </draw:connector>
        <draw:connector draw:style-name="gr14" draw:text-style-name="P1" draw:layer="layout" draw:type="line" svg:x1="8.273cm" svg:y1="7.327cm" svg:x2="7.401cm" svg:y2="7.85cm" draw:start-shape="id23" draw:start-glue-point="7" draw:end-shape="id33" draw:end-glue-point="10" svg:d="m8273 7327-872 523">
          <text:p/>
        </draw:connector>
        <draw:connector draw:style-name="gr14" draw:text-style-name="P1" draw:layer="layout" draw:type="line" svg:x1="9.572cm" svg:y1="6.676cm" svg:x2="8.701cm" svg:y2="7.15cm" draw:start-shape="id25" draw:start-glue-point="7" draw:end-shape="id23" draw:end-glue-point="10" svg:d="m9572 6676-871 474">
          <text:p/>
        </draw:connector>
        <draw:connector draw:style-name="gr16" draw:text-style-name="P1" draw:layer="layout" draw:type="line" svg:x1="10.349cm" svg:y1="10.8cm" svg:x2="10.35cm" svg:y2="8.101cm" draw:start-shape="id29" draw:start-glue-point="5" draw:end-shape="id32" draw:end-glue-point="8" svg:d="m10349 10800 1-2699">
          <text:p/>
        </draw:connector>
        <draw:connector draw:style-name="gr16" draw:text-style-name="P1" draw:layer="layout" draw:type="line" svg:x1="11.749cm" svg:y1="10cm" svg:x2="11.75cm" svg:y2="7.401cm" draw:start-shape="id28" draw:start-glue-point="5" draw:end-shape="id31" draw:end-glue-point="8" svg:d="m11749 10000 1-2599">
          <text:p/>
        </draw:connector>
        <draw:connector draw:style-name="gr16" draw:text-style-name="P1" draw:layer="layout" draw:type="line" svg:x1="13.049cm" svg:y1="9.2cm" svg:x2="13.049cm" svg:y2="6.75cm" draw:start-shape="id27" draw:start-glue-point="5" draw:end-shape="id30" draw:end-glue-point="8" svg:d="m13049 9200v-2450">
          <text:p/>
        </draw:connector>
        <draw:connector draw:style-name="gr16" draw:text-style-name="P1" draw:layer="layout" draw:type="line" svg:x1="7.149cm" svg:y1="10.8cm" svg:x2="7.15cm" svg:y2="8.101cm" draw:start-shape="id34" draw:start-glue-point="5" draw:end-shape="id33" draw:end-glue-point="8" svg:d="m7149 10800 1-2699">
          <text:p/>
        </draw:connector>
        <draw:frame draw:style-name="gr11" draw:text-style-name="P10" draw:layer="layout" svg:width="6.779cm" svg:height="1.225cm" svg:x="5.501cm" svg:y="11.401cm">
          <draw:text-box>
            <text:p text:style-name="P8"><text:span text:style-name="T7">physikalische Netzwerktopologie</text:span></text:p>
            <text:p text:style-name="P9"><text:span text:style-name="T7">(Underlay)</text:span></text:p>
          </draw:text-box>
        </draw:frame>
        <draw:frame draw:style-name="gr13" draw:text-style-name="P10" draw:layer="layout" svg:width="5.984cm" svg:height="1.712cm" svg:x="8.502cm" svg:y="4.602cm">
          <draw:text-box>
            <text:p text:style-name="P8"><text:span text:style-name="T7">getrennte Adressierung und </text:span></text:p>
            <text:p text:style-name="P9"><text:span text:style-name="T7">Routing-Verfahren</text:span></text:p>
            <text:p text:style-name="P9"><text:span text:style-name="T7">(Overlay)</text:span></text:p>
          </draw:text-box>
        </draw:frame>
        <draw:connector draw:style-name="gr21" draw:text-style-name="P1" draw:layer="layout" draw:type="line" svg:x1="14.32cm" svg:y1="10.799cm" svg:x2="15.8cm" svg:y2="10.8cm" draw:start-shape="id26" draw:start-glue-point="8" draw:end-shape="id35" draw:end-glue-point="3" svg:d="m14320 10799 1480 1">
          <text:p/>
        </draw:connector>
        <draw:custom-shape draw:style-name="gr18" draw:text-style-name="P4" draw:id="id36" draw:layer="layout" svg:width="1.3cm" svg:height="0.6cm" svg:x="4.8cm" svg:y="10.26cm">
          <text:p text:style-name="P1"><text:span text:style-name="T3">Router</text:span></text:p>
          <draw:enhanced-geometry svg:viewBox="0 0 21600 21600" draw:glue-points="?f7 0 ?f6 ?f1 0 ?f10 ?f6 21600 ?f4 ?f10 21600 ?f9" draw:path-stretchpoint-x="10800" draw:path-stretchpoint-y="10800" draw:text-areas="0 ?f1 ?f4 ?f12" draw:type="cube" draw:modifiers="2875.207986688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 draw:layer="layout" draw:type="line" svg:x1="6.5cm" svg:y1="11.099cm" svg:x2="6.1cm" svg:y2="10.519cm" draw:start-shape="id34" draw:start-glue-point="6" draw:end-shape="id36" draw:end-glue-point="9" svg:d="m6500 11099-400-580">
          <text:p/>
        </draw:connector>
        <draw:connector draw:style-name="gr14" draw:text-style-name="P1" draw:layer="layout" draw:type="line" svg:x1="7.8cm" svg:y1="10.299cm" svg:x2="6.1cm" svg:y2="10.519cm" draw:start-shape="id22" draw:start-glue-point="6" draw:end-shape="id36" draw:end-glue-point="9" svg:d="m7800 10299-1700 220">
          <text:p/>
        </draw:connector>
        <draw:connector draw:style-name="gr14" draw:text-style-name="P1" draw:layer="layout" draw:type="line" svg:x1="9.1cm" svg:y1="9.499cm" svg:x2="6.1cm" svg:y2="10.519cm" draw:start-shape="id24" draw:start-glue-point="6" draw:end-shape="id36" draw:end-glue-point="9" svg:d="m9100 9499-3000 1020">
          <text:p/>
        </draw:connector>
        <draw:custom-shape draw:style-name="gr22" draw:text-style-name="P4" draw:id="id35" draw:layer="layout" svg:width="2cm" svg:height="1cm" svg:x="15.8cm" svg:y="10.3cm">
          <text:p text:style-name="P1"><text:span text:style-name="T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4" draw:id="id37" draw:layer="layout" svg:width="2cm" svg:height="1cm" svg:x="2.1cm" svg:y="10.1cm">
          <text:p text:style-name="P1"><text:span text:style-name="T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1" draw:text-style-name="P1" draw:layer="layout" draw:type="line" svg:x1="4.8cm" svg:y1="10.599cm" svg:x2="4.1cm" svg:y2="10.6cm" draw:start-shape="id36" draw:start-glue-point="6" draw:end-shape="id37" draw:end-glue-point="1" svg:d="m4800 10599-700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808080" draw:end-color="#ffffff" draw:start-intensity="100%" draw:end-intensity="100%" draw:angle="0" draw:border="0%"/>
    <draw:marker draw:name="Arrow" svg:viewBox="0 0 20 30" svg:d="m10 0-10 30h20z"/>
    <draw:stroke-dash draw:name="Fine_20_Dashed_20__28_var_29_" draw:display-name="Fine Dashed (var)" draw:style="rect" draw:dots1="1" draw:dots1-length="197%" draw:distance="197%"/>
    <draw:stroke-dash draw:name="Line_20_Style_20_1" draw:display-name="Line Style 1" draw:style="rect" draw:dots1="1" draw:dots1-length="0.1cm" draw:dots2="1" draw:dots2-length="0.1cm" draw:distance="0.1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11-02T19:33:32</meta:creation-date>
    <dc:date>2011-12-21T14:00:11</dc:date>
    <meta:editing-duration>PT42H07M41S</meta:editing-duration>
    <meta:editing-cycles>23</meta:editing-cycles>
    <meta:generator>NeoOffice/3.1.1$Unix OpenOffice.org_project/Patch 0</meta:generator>
    <meta:document-statistic meta:object-count="103"/>
  </office:meta>
</office:document-meta>
</file>